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text-properties fo:font-size="28pt" style:font-size-asian="28pt" style:font-size-complex="28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34cm" svg:height="1.673cm" svg:x="5.103cm" svg:y="3.1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3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3.1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3.174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3.174cm">
          <text:p text:style-name="P1"><text:span text:style-name="T1">-4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3.174cm">
          <text:p text:style-name="P1"><text:span text:style-name="T1">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3.1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4.774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4.774cm">
          <text:p text:style-name="P1"><text:span text:style-name="T1">-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4.7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4.7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4.7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6.3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7.9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7.9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9.574cm">
          <text:p text:style-name="P1"><text:span text:style-name="T1">-3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9.574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9.5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9.5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1.1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1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1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2.7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2.774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2.774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2.7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2.7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4.3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4.3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4.3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4.3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4.3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5.974cm">
          <text:p text:style-name="P1"><text:span text:style-name="T1">-5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7.5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7.5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7.5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9.174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9.1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9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9.174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9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9.1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3.17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3.174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3.17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3.174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3.174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3.174cm">
          <text:p text:style-name="P1"><text:span text:style-name="T1">-2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3.174cm">
          <text:p text:style-name="P1"><text:span text:style-name="T1">-2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3.174cm">
          <text:p text:style-name="P1"><text:span text:style-name="T1">-2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3.174cm">
          <text:p text:style-name="P1"><text:span text:style-name="T1">-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4.774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4.774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4.774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4.7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4.774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4.774cm">
          <text:p text:style-name="P1"><text:span text:style-name="T1">-2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4.774cm">
          <text:p text:style-name="P1"><text:span text:style-name="T1">-3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4.774cm">
          <text:p text:style-name="P1"><text:span text:style-name="T1">-2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4.774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4.774cm">
          <text:p text:style-name="P1"><text:span text:style-name="T1">-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6.374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6.374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6.374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6.374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6.374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6.374cm">
          <text:p text:style-name="P1"><text:span text:style-name="T1">-2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6.374cm">
          <text:p text:style-name="P1"><text:span text:style-name="T1">-2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6.374cm">
          <text:p text:style-name="P1"><text:span text:style-name="T1">-2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6.374cm">
          <text:p text:style-name="P1"><text:span text:style-name="T1">-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6.374cm">
          <text:p text:style-name="P1"><text:span text:style-name="T1">-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7.974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7.97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7.97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7.974cm">
          <text:p text:style-name="P1"><text:span text:style-name="T1">1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7.974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7.974cm">
          <text:p text:style-name="P1"><text:span text:style-name="T1">-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7.974cm">
          <text:p text:style-name="P1"><text:span text:style-name="T1">-2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7.974cm">
          <text:p text:style-name="P1"><text:span text:style-name="T1">-1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7.974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7.974cm">
          <text:p text:style-name="P1"><text:span text:style-name="T1">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9.574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9.574cm">
          <text:p text:style-name="P1"><text:span text:style-name="T1">-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9.574cm">
          <text:p text:style-name="P1"><text:span text:style-name="T1">-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9.574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9.5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9.574cm">
          <text:p text:style-name="P1"><text:span text:style-name="T1">-2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9.574cm">
          <text:p text:style-name="P1"><text:span text:style-name="T1">-2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9.574cm">
          <text:p text:style-name="P1"><text:span text:style-name="T1">-3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9.574cm">
          <text:p text:style-name="P1"><text:span text:style-name="T1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9.574cm">
          <text:p text:style-name="P1"><text:span text:style-name="T1">-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11.174cm">
          <text:p text:style-name="P1"><text:span text:style-name="T1">2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11.174cm">
          <text:p text:style-name="P1"><text:span text:style-name="T1">-1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11.174cm">
          <text:p text:style-name="P1"><text:span text:style-name="T1">-1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11.174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11.174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11.174cm">
          <text:p text:style-name="P1"><text:span text:style-name="T1">-2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11.174cm">
          <text:p text:style-name="P1"><text:span text:style-name="T1">-2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11.174cm">
          <text:p text:style-name="P1"><text:span text:style-name="T1">-2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11.174cm">
          <text:p text:style-name="P1"><text:span text:style-name="T1">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11.174cm">
          <text:p text:style-name="P1"><text:span text:style-name="T1">-1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12.774cm">
          <text:p text:style-name="P1"><text:span text:style-name="T1">2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12.774cm">
          <text:p text:style-name="P1"><text:span text:style-name="T1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12.774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8.4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0.0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1.6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3.2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4.8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12.774cm">
          <text:p text:style-name="P1"><text:span text:style-name="T1">-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6.4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3.6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5.2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6.8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8.4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0.0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1.6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3.2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4.8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2.0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6.4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3.6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5.2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6.8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8.4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0.0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1.6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3.2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4.8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2.0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6.4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3.6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5.2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6.8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8.4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0.0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1.6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3.2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4.8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2.0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6.4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3.6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5.2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6.8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8.4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0.0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1.6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3.2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4.8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2.0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91cm" svg:height="1.356cm" svg:x="9.293cm" svg:y="1.596cm">
          <draw:text-box>
            <text:p><text:span text:style-name="T2">Original</text:span></text:p>
          </draw:text-box>
        </draw:frame>
        <draw:frame draw:style-name="gr3" draw:text-style-name="P3" draw:layer="layout" svg:width="7.428cm" svg:height="1.356cm" svg:x="26.393cm" svg:y="1.596cm">
          <draw:text-box>
            <text:p><text:span text:style-name="T2">Precomput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.64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04T13:56:52.721732510</meta:creation-date>
    <dc:date>2016-08-31T23:46:39.614599712</dc:date>
    <dc:creator>elucterio </dc:creator>
    <meta:editing-duration>PT17H12M38S</meta:editing-duration>
    <meta:editing-cycles>45</meta:editing-cycles>
    <meta:generator>LibreOffice/4.2.8.2$Linux_X86_64 LibreOffice_project/420m0$Build-2</meta:generator>
    <meta:document-statistic meta:object-count="222"/>
  </office:meta>
</office:document-meta>
</file>